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us"/>
    </style:style>
    <style:style style:name="P2" style:family="paragraph" style:parent-style-name="Standard">
      <style:paragraph-properties fo:text-align="center" style:justify-single-word="false"/>
      <style:text-properties style:font-name="Andalus" fo:font-size="40pt" style:font-size-asian="40pt" style:font-size-complex="40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Bug or Teacher </text:p>
      <text:p text:style-name="P2"><text:span text:style-name="T1">by Jemima Montgomery, and Titian Starr</text:span></text:p>
      <text:p text:style-name="P1"/>
      <text:p text:style-name="P1"><text:tab/>We have come up with a scientific way of testing if your teacher is really a teacher.<text:line-break/>We suspect some might be bugs when over hearing a secret teacher meeting. We are not sure what<text:line-break/>teachers were present because we only had a recording. They were talking about an alliance with<text:line-break/>the 'cow council' and the 'ckicken terrorists'. Which we know their main goal is to take <text:line-break/>over the world.The teachers could be very dangerous bugs.The most scientific way to handle this <text:line-break/>situation is to cut the hair and search for antennas.We ask you not to use this method though,<text:line-break/>because if it happens to be a real teacher you might get expelled. So we ask you to buy a bottle<text:line-break/>of bug spray. Go to your teacher and spray them in the face.If they suffocate they are a bug,but<text:line-break/>if it is a real teacher say there was a fly and move on. Record who is a bug and not so you don't <text:line-break/>someone twice.If you do spray some one twice you might be sent to the Principal offi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2-09T15:14:59.45</meta:creation-date>
    <meta:document-statistic meta:table-count="0" meta:image-count="0" meta:object-count="0" meta:page-count="1" meta:paragraph-count="3" meta:word-count="189" meta:character-count="994"/>
    <dc:date>2013-02-09T15:17:11.92</dc:date>
    <dc:creator>Isadora White</dc:creator>
    <meta:editing-duration>PT2M12S</meta:editing-duration>
    <meta:editing-cycles>1</meta:editing-cycles>
    <meta:generator>OpenOffice.org/3.3$Win32 OpenOffice.org_project/330m20$Build-9567</meta:generator>
  </office:meta>
</office:document-meta>
</file>